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3"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4" text:continue-numbering="true" text:continue-list="list_Scale3" text:style-name="Outline">
                                                <text:list-item>
                                                    <text:list>
                                                        <text:list-item>
                                                            <text:list>
                                                                <text:list-item>
                                                                    <text:h text:style-name="Heading_20_3" text:outline-level="3">
                                                                        Minor range
                                                                        <text:s text:c="4"/>
                                                                        <text:span text:style-name="T2">Number</text:span>
                                                                    </text:h>
                                                                </text:list-item>
                                                            </text:list>
                                                        </text:list-item>
                                                    </text:list>
                                                </text:list-item>
                                            </text:list>
                                            <text:p text:style-name="Standard">Set the smallest tick value.</text:p>,
                                            <text:list xml:id="list_Scale5" text:continue-numbering="true" text:continue-list="list_Scale4" text:style-name="Outline">
                                                <text:list-item>
                                                    <text:list>
                                                        <text:list-item>
                                                            <text:list>
                                                                <text:list-item>
                                                                    <text:h text:style-name="Heading_20_3" text:outline-level="3">
                                                                        Major range
                                                                        <text:s text:c="4"/>
                                                                        <text:span text:style-name="T2">Number</text:span>
                                                                    </text:h>
                                                                </text:list-item>
                                                            </text:list>
                                                        </text:list-item>
                                                    </text:list>
                                                </text:list-item>
                                            </text:list>
                                            <text:p text:style-name="Standard">Set the largest tick value.</text:p>,
                                            <text:list xml:id="list_Scale6" text:continue-numbering="true" text:continue-list="list_Scale5"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7" text:continue-numbering="true" text:continue-list="list_Scale6"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8" text:continue-numbering="true" text:continue-list="list_Scale7"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9" text:continue-numbering="true" text:continue-list="list_Scal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10" text:continue-numbering="true" text:continue-list="list_Sca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11" text:continue-numbering="true" text:continue-list="list_Scal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cale12" text:continue-numbering="true" text:continue-list="list_Scal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13" text:continue-numbering="true" text:continue-list="list_Scal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15" text:continue-numbering="true" text:continue-list="list_Scal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16" text:continue-numbering="true" text:continue-list="list_Scal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18" text:continue-numbering="true" text:continue-list="list_Scal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19" text:continue-numbering="true" text:continue-list="list_Scal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21" text:continue-numbering="true" text:continue-list="list_Scal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22" text:continue-numbering="true" text:continue-list="list_Scal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24" text:continue-numbering="true" text:continue-list="list_Scal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25" text:continue-numbering="true" text:continue-list="list_Scale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26" text:continue-numbering="true" text:continue-list="list_Scale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27" text:continue-numbering="true" text:continue-list="list_Scale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28" text:continue-numbering="true" text:continue-list="list_Scale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29" text:continue-numbering="true" text:continue-list="list_Scale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30" text:continue-numbering="true" text:continue-list="list_Scale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31" text:continue-numbering="true" text:continue-list="list_Scale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32" text:continue-numbering="true" text:continue-list="list_Scale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33" text:continue-numbering="true" text:continue-list="list_Scale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34" text:continue-numbering="true" text:continue-list="list_Scale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35" text:continue-numbering="true" text:continue-list="list_Scale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36" text:continue-numbering="true" text:continue-list="list_Scale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37" text:continue-numbering="true" text:continue-list="list_Scale36"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cale38" text:continue-numbering="true" text:continue-list="list_Scal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39" text:continue-numbering="true" text:continue-list="list_Scal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40" text:continue-numbering="true" text:continue-list="list_Scal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41" text:continue-numbering="true" text:continue-list="list_Scal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42" text:continue-numbering="true" text:continue-list="list_Scal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43" text:continue-numbering="true" text:continue-list="list_Scal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44" text:continue-numbering="true" text:continue-list="list_Scal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45" text:continue-numbering="true" text:continue-list="list_Scal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46" text:continue-numbering="true" text:continue-list="list_Scal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47" text:continue-numbering="true" text:continue-list="list_Scal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48" text:continue-numbering="true" text:continue-list="list_Scale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49" text:continue-numbering="true" text:continue-list="list_Scale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50" text:continue-numbering="true" text:continue-list="list_Scale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51" text:continue-numbering="true" text:continue-list="list_Scale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52" text:continue-numbering="true" text:continue-list="list_Scale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53" text:continue-numbering="true" text:continue-list="list_Scale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54" text:continue-numbering="true" text:continue-list="list_Scale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56" text:continue-numbering="true" text:continue-list="list_Scale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57" text:continue-numbering="true" text:continue-list="list_Scale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58" text:continue-numbering="true" text:continue-list="list_Scale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